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P8" style:family="paragraph">
      <style:text-properties fo:color="#000000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6" draw:text-style-name="P1" xml:id="id7" draw:id="id7" draw:layer="layout" svg:width="1.433cm" svg:height="1.365cm" svg:x="10.757cm" svg:y="12.22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7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5" draw:text-style-name="P1" xml:id="id25" draw:id="id25" draw:layer="layout" svg:width="1.433cm" svg:height="1.365cm" svg:x="5.957cm" svg:y="15.721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6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6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8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8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8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8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8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8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6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6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6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6" draw:text-style-name="P1" xml:id="id37" draw:id="id37" draw:layer="layout" svg:width="1.433cm" svg:height="1.365cm" svg:x="18.9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6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6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8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8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8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8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8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8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7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7" draw:text-style-name="P1" draw:layer="layout" svg:width="1.433cm" svg:height="1.365cm" svg:x="3.357cm" svg:y="19.0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5.057cm" svg:y="19.0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6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9.957cm" svg:y="19.02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6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6" draw:text-style-name="P1" draw:layer="layout" svg:width="1.433cm" svg:height="1.365cm" svg:x="18.057cm" svg:y="19.026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6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6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6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6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6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10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10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10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10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10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10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10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10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10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10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10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10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10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10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10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10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2" draw:text-style-name="P7" draw:layer="layout" svg:width="9.193cm" svg:height="1.28cm" svg:x="8.32cm" svg:y="21.422cm">
          <draw:text-box>
            <text:p text:style-name="P6"><text:span text:style-name="T5">update index 3 with 3</text:span></text:p>
          </draw:text-box>
        </draw:frame>
        <draw:frame draw:style-name="gr12" draw:text-style-name="P8" draw:layer="layout" svg:width="2.542cm" svg:height="1.28cm" svg:x="2.709cm" svg:y="5.228cm">
          <draw:text-box>
            <text:p text:style-name="P4"><text:span text:style-name="T6">[0..6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45:18.148065649</dc:date>
    <dc:creator>elucterio </dc:creator>
    <meta:editing-duration>P1DT3H58M6S</meta:editing-duration>
    <meta:editing-cycles>69</meta:editing-cycles>
    <meta:generator>LibreOffice/4.2.8.2$Linux_X86_64 LibreOffice_project/420m0$Build-2</meta:generator>
    <meta:document-statistic meta:object-count="110"/>
  </office:meta>
</office:document-meta>
</file>